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B500000DB4D327782855D637B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34in" fo:margin-top="0in" fo:margin-bottom="0in" table:align="center" style:writing-mode="lr-tb"/>
    </style:style>
    <style:style style:name="Table1.A" style:family="table-column">
      <style:table-column-properties style:column-width="0.4708in"/>
    </style:style>
    <style:style style:name="Table1.B" style:family="table-column">
      <style:table-column-properties style:column-width="0.9063in"/>
    </style:style>
    <style:style style:name="Table1.C" style:family="table-column">
      <style:table-column-properties style:column-width="1.6646in"/>
    </style:style>
    <style:style style:name="Table1.D" style:family="table-column">
      <style:table-column-properties style:column-width="1.3764in"/>
    </style:style>
    <style:style style:name="Table1.E" style:family="table-column">
      <style:table-column-properties style:column-width="1.3792in"/>
    </style:style>
    <style:style style:name="Table1.G" style:family="table-column">
      <style:table-column-properties style:column-width="1.3785in"/>
    </style:style>
    <style:style style:name="Table1.H" style:family="table-column">
      <style:table-column-properties style:column-width="1.1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757in" fo:keep-together="auto"/>
    </style:style>
    <style:style style:name="Table2" style:family="table">
      <style:table-properties style:width="9.8438in" fo:margin-top="0in" fo:margin-bottom="0in" table:align="center" style:writing-mode="lr-tb"/>
    </style:style>
    <style:style style:name="Table2.A" style:family="table-column">
      <style:table-column-properties style:column-width="1.9694in"/>
    </style:style>
    <style:style style:name="Table2.B" style:family="table-column">
      <style:table-column-properties style:column-width="1.9681in"/>
    </style:style>
    <style:style style:name="Table2.C" style:family="table-column">
      <style:table-column-properties style:column-width="1.96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>
        <style:tab-stops>
          <style:tab-stop style:position="4.7291in"/>
        </style:tab-stops>
      </style:paragraph-properties>
    </style:style>
    <style:style style:name="P2" style:family="paragraph" style:parent-style-name="Standard" style:master-page-name="MPF0">
      <style:paragraph-properties fo:margin-left="0in" fo:margin-right="0in" fo:margin-top="0.1665in" fo:margin-bottom="0in" style:contextual-spacing="false" fo:text-align="center" style:justify-single-word="false" fo:orphans="0" fo:widows="0" fo:text-indent="0in" style:auto-text-indent="false" style:page-number="1" fo:break-before="page"/>
    </style:style>
    <style:style style:name="P3" style:family="paragraph" style:parent-style-name="Standard">
      <style:paragraph-properties fo:margin-left="0in" fo:margin-right="0in" fo:margin-top="0in" fo:margin-bottom="0.0835in" style:contextual-spacing="false" fo:text-align="center" style:justify-single-word="false" fo:orphans="0" fo:widows="0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in" fo:margin-right="0in" fo:line-height="115%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in" fo:margin-right="0in" fo:line-height="115%" fo:orphans="0" fo:widows="0" fo:text-indent="0in" style:auto-text-indent="false">
        <style:tab-stops>
          <style:tab-stop style:position="2.9535in" style:leader-style="dotted" style:leader-text="."/>
          <style:tab-stop style:position="7.2846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.0835in" style:contextual-spacing="false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in" fo:margin-right="0in" fo:margin-top="0.0835in" fo:margin-bottom="0.0835in" style:contextual-spacing="false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in" fo:margin-right="0in" fo:margin-top="0.0835in" fo:margin-bottom="0in" style:contextual-spacing="false" fo:orphans="0" fo:widows="0" fo:text-indent="0in" style:auto-text-indent="false">
        <style:tab-stops>
          <style:tab-stop style:position="9.6472in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  <style:text-properties style:font-name="Manrope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in" fo:margin-bottom="0.0835in" style:contextual-spacing="false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  <style:text-properties style:font-name="Manrope" fo:font-size="11pt" style:font-size-asian="11pt" style:font-size-complex="11pt"/>
    </style:style>
    <style:style style:name="P13" style:family="paragraph" style:parent-style-name="Standard">
      <style:paragraph-properties fo:margin-left="0in" fo:margin-right="0in" fo:margin-top="0in" fo:margin-bottom="0.0835in" style:contextual-spacing="false" fo:text-align="center" style:justify-single-word="false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  <style:text-properties style:font-name="Manrope" fo:font-size="11pt" fo:language="vi" fo:country="VN" style:font-size-asian="11pt" style:font-size-complex="11pt"/>
    </style:style>
    <style:style style:name="P14" style:family="paragraph" style:parent-style-name="Standard">
      <style:paragraph-properties fo:margin-left="0in" fo:margin-right="0in" fo:margin-top="0in" fo:margin-bottom="0.0835in" style:contextual-spacing="false" fo:orphans="0" fo:widows="0" fo:text-indent="0in" style:auto-text-indent="false">
        <style:tab-stops>
          <style:tab-stop style:position="7.2846in" style:type="right" style:leader-style="dotted" style:leader-text="."/>
        </style:tab-stops>
      </style:paragraph-properties>
      <style:text-properties style:font-name="Manrope" fo:font-size="5pt" style:font-size-asian="5pt" style:font-size-complex="5pt"/>
    </style:style>
    <style:style style:name="P15" style:family="paragraph" style:parent-style-name="Standard">
      <style:text-properties officeooo:rsid="001d77f6"/>
    </style:style>
    <style:style style:name="T1" style:family="text">
      <style:text-properties fo:color="#000000" loext:opacity="100%" style:font-name="Manrope" fo:font-size="15.5pt" fo:font-weight="bold" style:font-size-asian="15.5pt" style:font-weight-asian="bold" style:font-size-complex="15.5pt" style:font-weight-complex="bold"/>
    </style:style>
    <style:style style:name="T2" style:family="text">
      <style:text-properties fo:color="#000000" loext:opacity="100%" style:font-name="Manrope" fo:font-size="11.5pt" style:font-size-asian="11.5pt" style:font-size-complex="11.5pt"/>
    </style:style>
    <style:style style:name="T3" style:family="text">
      <style:text-properties fo:color="#000000" loext:opacity="100%" style:font-name="Manrope" fo:font-size="11.5pt" fo:font-style="italic" style:font-size-asian="11.5pt" style:font-style-asian="italic" style:font-size-complex="11.5pt" style:font-style-complex="italic"/>
    </style:style>
    <style:style style:name="T4" style:family="text">
      <style:text-properties style:font-name="Manrope" fo:font-size="11pt" style:font-size-asian="11pt" style:font-size-complex="11pt"/>
    </style:style>
    <style:style style:name="T5" style:family="text">
      <style:text-properties style:font-name="Manrope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Manrop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style:font-name="Manrope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Manrope" fo:font-size="11pt" fo:language="vi" fo:country="VN" fo:font-weight="bold" style:font-size-asian="11pt" style:font-weight-asian="bold" style:font-size-complex="11pt" style:font-weight-complex="bold"/>
    </style:style>
    <style:style style:name="T9" style:family="text">
      <style:text-properties style:font-name="Manrope" fo:font-size="11pt" fo:language="vi" fo:country="VN" fo:font-style="italic" style:font-size-asian="11pt" style:font-style-asian="italic" style:font-size-complex="11pt" style:font-style-complex="italic"/>
    </style:style>
    <style:style style:name="T10" style:family="text">
      <style:text-properties style:font-name="Manrope" fo:font-size="11pt" fo:language="vi" fo:country="VN" style:font-size-asian="11pt" style:font-size-complex="11pt"/>
    </style:style>
    <style:style style:name="T11" style:family="text">
      <style:text-properties style:font-name="Manrope" fo:font-size="5pt" style:font-size-asian="5pt" style:font-size-complex="5pt"/>
    </style:style>
    <style:style style:name="T12" style:family="text">
      <style:text-properties fo:language="vi" fo:country="V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4.0626in, 3.2217in, 4.178in, 3.08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bjects.name"/>
        <text:user-field-decl office:value-type="string" office:string-value="o.department_id.name" text:name="py3o.objects.department_id.name"/>
        <text:user-field-decl office:value-type="string" office:string-value="o.employee_id" text:name="py3o.objects.employee_id.name"/>
      </text:user-field-decls>
      <text:p text:style-name="P2"><text:span text:style-name="T1">TỜ TRÌNH/ PROPOSAL</text:span></text:p>
      <text:p text:style-name="P3"><text:span text:style-name="T2">Về việc điều chuyển nhân sự/</text:span><text:span text:style-name="T3">Personnel transfer request</text:span></text:p>
      <text:p text:style-name="P5"><text:span text:style-name="T4">Căn cứ theo nhu cầu hoạt động/</text:span><text:span text:style-name="T5">Based on operational needs;</text:span></text:p>
      <text:p text:style-name="P5"><text:span text:style-name="T4">Xét theo tình hình thực tế và năng lực của nhân viên/</text:span><text:span text:style-name="T5">Considering of the current situation and the capabilities of employees;</text:span></text:p>
      <text:p text:style-name="P6"><text:span text:style-name="T4">Nay Phòng/The <text:s/></text:span><text:span text:style-name="T7"><text:user-field-get text:name="py3o.objects.department_id.name">o.department_id.name</text:user-field-get></text:span><text:span text:style-name="T4"><text:s/>(departement) đề nghị tiến hành điều chuyển đối với nhân viên sau/</text:span><text:span text:style-name="T5">hereby proposes the following personnel transfers</text:span><text:span text:style-name="T4">:</text:span></text:p>
      <text:p text:style-name="P7"><text:span text:style-name="T7">I/ ĐỀ NGHỊ ĐIỀU CHUYỂN/ PROPOSED FOR TRANSF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4"><text:span text:style-name="T7">Stt/</text:span><text:span text:style-name="T6">No.</text:span></text:p>
          </table:table-cell>
          <table:table-cell table:style-name="Table1.A1" office:value-type="string">
            <text:p text:style-name="P4"><text:span text:style-name="T7">MSNV/</text:span></text:p>
            <text:p text:style-name="P4"><text:span text:style-name="T5">Employee code</text:span></text:p>
          </table:table-cell>
          <table:table-cell table:style-name="Table1.A1" office:value-type="string">
            <text:p text:style-name="P4"><text:span text:style-name="T7">Họ và tên/</text:span></text:p>
            <text:p text:style-name="P4"><text:span text:style-name="T5">Full name</text:span></text:p>
          </table:table-cell>
          <table:table-cell table:style-name="Table1.A1" office:value-type="string">
            <text:p text:style-name="P4"><text:span text:style-name="T7">Phòng ban, bộ phận hiện tại/</text:span></text:p>
            <text:p text:style-name="P4"><text:span text:style-name="T5">Current dept.</text:span></text:p>
          </table:table-cell>
          <table:table-cell table:style-name="Table1.A1" office:value-type="string">
            <text:p text:style-name="P4"><text:span text:style-name="T7">Chức danh hiện tại/</text:span></text:p>
            <text:p text:style-name="P4"><text:span text:style-name="T5">Current job title</text:span></text:p>
          </table:table-cell>
          <table:table-cell table:style-name="Table1.A1" office:value-type="string">
            <text:p text:style-name="P4"><text:span text:style-name="T7">Phòng ban, bộ phận sau điều chuyển/</text:span></text:p>
            <text:p text:style-name="P4"><text:span text:style-name="T5">Arrival dept.</text:span></text:p>
          </table:table-cell>
          <table:table-cell table:style-name="Table1.A1" office:value-type="string">
            <text:p text:style-name="P4"><text:span text:style-name="T7">Chức danh sau điều chuyển/</text:span></text:p>
            <text:p text:style-name="P4"><text:span text:style-name="T5">Job title after transfer</text:span></text:p>
          </table:table-cell>
          <table:table-cell table:style-name="Table1.A1" office:value-type="string">
            <text:p text:style-name="P4"><text:span text:style-name="T7">Ngày hiệu lực/</text:span></text:p>
            <text:p text:style-name="P4"><text:span text:style-name="T5">Effective date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4">01.</text:span></text:p>
          </table:table-cell>
          <table:table-cell table:style-name="Table1.A1" office:value-type="string">
            <text:p text:style-name="P8"><text:span text:style-name="T4">o.barcode</text:span></text:p>
          </table:table-cell>
          <table:table-cell table:style-name="Table1.A1" office:value-type="string">
            <text:p text:style-name="P8"><text:span text:style-name="T4"><text:user-field-get text:name="py3o.objects.employee_id.name">o.employee_id</text:user-field-get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8"><text:span text:style-name="T4">02.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8"><text:span text:style-name="T4">03.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8"><text:span text:style-name="T4">04.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8"><text:span text:style-name="T4">05.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9"><text:span text:style-name="T7">II/ LÝ DO ĐIỀU CHUYỂN/ REASONS FOR TRANSFER</text:span></text:p>
      <text:p text:style-name="P10"><text:span text:style-name="T4"><text:tab/></text:span></text:p>
      <text:p text:style-name="P10"><text:span text:style-name="T4"><text:tab/>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row table:style-name="Table2.1">
          <table:table-cell table:style-name="Table2.A1" office:value-type="string">
            <text:p text:style-name="P4"><text:span text:style-name="T8">Người </text:span><text:span text:style-name="T7">đề nghị</text:span><text:span text:style-name="T12"/></text:p>
            <text:p text:style-name="P4"><text:span text:style-name="T9">Proposed by</text:span><text:span text:style-name="T12"/></text:p>
            <text:p text:style-name="P13"/>
            <text:p text:style-name="P13"/>
            <text:p text:style-name="P13"/>
            <text:p text:style-name="P9"><text:span text:style-name="T4">……………………………………………..</text:span></text:p>
            <text:p text:style-name="P9"><text:span text:style-name="T10">Ngày/</text:span><text:span text:style-name="T9">date</text:span><text:span text:style-name="T10">: </text:span><text:span text:style-name="T12"/></text:p>
            <text:p text:style-name="P9"><text:span text:style-name="T10">…………/…………/………………</text:span><text:span text:style-name="T12"/></text:p>
          </table:table-cell>
          <table:table-cell table:style-name="Table2.A1" office:value-type="string">
            <text:p text:style-name="P4"><text:span text:style-name="T7">B</text:span><text:span text:style-name="T8">ộ phận</text:span><text:span text:style-name="T7"> đi</text:span></text:p>
            <text:p text:style-name="P4"><text:span text:style-name="T9">Departure </text:span><text:span text:style-name="T5">dept.</text:span><text:span text:style-name="T12"/></text:p>
            <text:p text:style-name="P13"/>
            <text:p text:style-name="P13"/>
            <text:p text:style-name="P13"/>
            <text:p text:style-name="P9"><text:span text:style-name="T4">……………………………………………..</text:span></text:p>
            <text:p text:style-name="P7"><text:span text:style-name="T10">Ngày/</text:span><text:span text:style-name="T9">date</text:span><text:span text:style-name="T10">: </text:span><text:span text:style-name="T12"/></text:p>
            <text:p text:style-name="P7"><text:span text:style-name="T10">…………/…………/………………</text:span><text:span text:style-name="T12"/></text:p>
          </table:table-cell>
          <table:table-cell table:style-name="Table2.A1" office:value-type="string">
            <text:p text:style-name="P4"><text:span text:style-name="T7">B</text:span><text:span text:style-name="T8">ộ phận</text:span><text:span text:style-name="T7"> đến</text:span></text:p>
            <text:p text:style-name="P4"><text:span text:style-name="T5">Arrival dept.</text:span></text:p>
            <text:p text:style-name="P13"/>
            <text:p text:style-name="P13"/>
            <text:p text:style-name="P13"/>
            <text:p text:style-name="P9"><text:span text:style-name="T4">……………………………………………..</text:span></text:p>
            <text:p text:style-name="P7"><text:span text:style-name="T10">Ngày/</text:span><text:span text:style-name="T9">date</text:span><text:span text:style-name="T10">: </text:span><text:span text:style-name="T12"/></text:p>
            <text:p text:style-name="P8"><text:span text:style-name="T10">…………/…………/………………</text:span><text:span text:style-name="T12"/></text:p>
          </table:table-cell>
          <table:table-cell table:style-name="Table2.A1" office:value-type="string">
            <text:p text:style-name="P4"><text:span text:style-name="T7">P. Nhân sự</text:span></text:p>
            <text:p text:style-name="P4"><text:span text:style-name="T5">HR dept.</text:span></text:p>
            <text:p text:style-name="P13"/>
            <text:p text:style-name="P13"/>
            <text:p text:style-name="P13"/>
            <text:p text:style-name="P9"><text:span text:style-name="T4">……………………………………………..</text:span></text:p>
            <text:p text:style-name="P7"><text:span text:style-name="T10">Ngày/</text:span><text:span text:style-name="T9">date</text:span><text:span text:style-name="T10">: </text:span><text:span text:style-name="T12"/></text:p>
            <text:p text:style-name="P7"><text:span text:style-name="T10">…………/…………/………………</text:span><text:span text:style-name="T12"/></text:p>
          </table:table-cell>
          <table:table-cell table:style-name="Table2.A1" office:value-type="string">
            <text:p text:style-name="P4"><text:span text:style-name="T8">Giám đốc</text:span><text:span text:style-name="T12"/></text:p>
            <text:p text:style-name="P4"><text:span text:style-name="T9">Director</text:span><text:span text:style-name="T12"/></text:p>
            <text:p text:style-name="P13"/>
            <text:p text:style-name="P13"/>
            <text:p text:style-name="P13"/>
            <text:p text:style-name="P9"><text:span text:style-name="T4">……………………………………………..</text:span></text:p>
            <text:p text:style-name="P7"><text:span text:style-name="T10">Ngày/</text:span><text:span text:style-name="T9">date</text:span><text:span text:style-name="T10">: </text:span><text:span text:style-name="T12"/></text:p>
            <text:p text:style-name="P7"><text:span text:style-name="T10">…………/…………/………………</text:span><text:span text:style-name="T12"/></text:p>
          </table:table-cell>
        </table:table-row>
      </table:table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style:vertical-align="auto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able_20_Grid" style:display-name="Table Grid" style:family="paragraph">
      <style:paragraph-properties fo:margin-top="0in" fo:margin-bottom="0.139in" style:contextual-spacing="false" fo:line-height="115%" fo:text-align="start" style:justify-single-word="false" fo:padding="0in" fo:border="none" style:shadow="none" style:vertical-align="auto"/>
      <style:text-properties style:font-name="Times New Roman" fo:font-family="'Times New Roman'" style:font-family-generic="roman" style:font-pitch="variable" fo:font-size="11pt" style:font-name-asian="Manrope1" style:font-family-asian="Manrope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Table" style:display-name="Normal Table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true" style:font-name-asian="Manrope1" style:font-family-asian="Manrope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LO-Normal" style:family="paragraph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hljs-keyword" style:family="text" style:parent-style-name="Default_20_Paragraph_20_Fon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ljs-selector-tag" style:family="text" style:parent-style-name="Default_20_Paragraph_20_Font"/>
    <style:style style:name="hljs-selector-class" style:family="text" style:parent-style-name="Default_20_Paragraph_20_Fon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7291in"/>
        </style:tab-stops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4.0626in, 3.2217in, 4.178in, 3.084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1965in" fo:margin-bottom="0.1965in" fo:margin-left="0.689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197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Normal"/>
      </style:header>
      <style:header-first>
        <text:p text:style-name="MP1"><draw:frame draw:style-name="Mfr1" draw:name="Picture 1" text:anchor-type="paragraph" svg:x="0.0008in" svg:y="-0.0953in" svg:width="1.1063in" style:rel-width="scale" svg:height="0.7083in" style:rel-height="scale" draw:z-index="0"><draw:image xlink:href="Pictures/1000000000000DB500000DB4D327782855D637BF.png" xlink:type="simple" xlink:show="embed" xlink:actuate="onLoad" draw:mime-type="image/png"/></draw:frame>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title/>
    <meta:editing-cycles>25</meta:editing-cycles>
    <meta:editing-duration>PT1H46M36S</meta:editing-duration>
    <dc:date>2023-08-15T13:29:03.316000000</dc:date>
    <meta:document-statistic meta:table-count="2" meta:image-count="1" meta:object-count="0" meta:page-count="1" meta:paragraph-count="57" meta:word-count="170" meta:character-count="1117" meta:non-whitespace-character-count="992"/>
    <meta:template xlink:type="simple" xlink:actuate="onRequest" xlink:title="" xlink:href="Normal.dotm"/>
  </office:meta>
</office:document-meta>
</file>